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0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/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 programs</text:p>
          </table:table-cell>
          <table:table-cell office:value-type="string" calcext:value-type="string">
            <text:p>nominal le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x train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date" office:date-value="2023-07-26T21:37:00" calcext:value-type="date">
            <text:p>2023-07-26 21:37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0?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Non-sequential saved files; old filtering scheme</text:p>
          </table:table-cell>
          <table:table-cell/>
        </table:table-row>
        <table:table-row table:style-name="ro1">
          <table:table-cell office:value-type="date" office:date-value="2023-07-27T21:38:00" calcext:value-type="date">
            <text:p>2023-07-27 21:38:00</text:p>
          </table:table-cell>
          <table:table-cell office:value-type="string" calcext:value-type="string">
            <text:p>dum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02T18:20:15" calcext:value-type="date">
            <text:p>2023-08-02 18:20:15</text:p>
          </table:table-cell>
          <table:table-cell office:value-type="string" calcext:value-type="string">
            <text:p>dumber</text:p>
          </table:table-cell>
          <table:table-cell table:number-columns-repeated="3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date" office:date-value="2023-08-02T18:23:35" calcext:value-type="date">
            <text:p>2023-08-02 18:23:35</text:p>
          </table:table-cell>
          <table:table-cell office:value-type="string" calcext:value-type="string">
            <text:p>dumbe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details unknown. I was probably working out the log format.</text:p>
          </table:table-cell>
          <table:table-cell/>
        </table:table-row>
        <table:table-row table:style-name="ro1">
          <table:table-cell office:value-type="date" office:date-value="2023-08-02T18:27:05" calcext:value-type="date">
            <text:p>2023-08-02 18:27:05</text:p>
          </table:table-cell>
          <table:table-cell office:value-type="string" calcext:value-type="string">
            <text:p>dumber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;2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05T12:45:38" calcext:value-type="date">
            <text:p>2023-08-05 12:45:38</text:p>
          </table:table-cell>
          <table:table-cell office:value-type="string" calcext:value-type="string">
            <text:p>fiveTwentyFive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1000?</text:p>
          </table:table-cell>
          <table:table-cell office:value-type="string" calcext:value-type="string">
            <text:p>5?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analysis files may be broken?</text:p>
          </table:table-cell>
          <table:table-cell/>
        </table:table-row>
        <table:table-row table:style-name="ro1">
          <table:table-cell office:value-type="date" office:date-value="2023-08-08T18:39:43" calcext:value-type="date">
            <text:p>2023-08-08 18:39:43</text:p>
          </table:table-cell>
          <table:table-cell office:value-type="string" calcext:value-type="string">
            <text:p>hundredLine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00?</text:p>
          </table:table-cell>
          <table:table-cell/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1T12:50:32" calcext:value-type="date">
            <text:p>2023-08-11 12:50:32</text:p>
          </table:table-cell>
          <table:table-cell office:value-type="string" calcext:value-type="string">
            <text:p>twelve</text:p>
          </table:table-cell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1T12:51:11" calcext:value-type="date">
            <text:p>2023-08-11 12:51:11</text:p>
          </table:table-cell>
          <table:table-cell office:value-type="string" calcext:value-type="string">
            <text:p>fixB</text:p>
          </table:table-cell>
          <table:table-cell office:value-type="float" office:value="853" calcext:value-type="float">
            <text:p>85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only on orion</text:p>
          </table:table-cell>
          <table:table-cell/>
        </table:table-row>
        <table:table-row table:style-name="ro1">
          <table:table-cell office:value-type="date" office:date-value="2023-08-11T19:28:06" calcext:value-type="date">
            <text:p>2023-08-11 19:28: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what was this for?</text:p>
          </table:table-cell>
          <table:table-cell/>
        </table:table-row>
        <table:table-row table:style-name="ro1">
          <table:table-cell office:value-type="date" office:date-value="2023-08-11T20:13:20" calcext:value-type="date">
            <text:p>2023-08-11 20:13: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1T20:15:32" calcext:value-type="date">
            <text:p>2023-08-11 20:15:32</text:p>
          </table:table-cell>
          <table:table-cell office:value-type="string" calcext:value-type="string">
            <text:p>testBatc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1T20:17:13" calcext:value-type="date">
            <text:p>2023-08-11 20:17:13</text:p>
          </table:table-cell>
          <table:table-cell office:value-type="string" calcext:value-type="string">
            <text:p>mini</text:p>
          </table:table-cell>
          <table:table-cell table:number-columns-repeated="3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run failed</text:p>
          </table:table-cell>
          <table:table-cell/>
        </table:table-row>
        <table:table-row table:style-name="ro1">
          <table:table-cell office:value-type="date" office:date-value="2023-08-12T01:49:26" calcext:value-type="date">
            <text:p>2023-08-12 01:49:26</text:p>
          </table:table-cell>
          <table:table-cell office:value-type="string" calcext:value-type="string">
            <text:p>testBatc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2T01:52:57" calcext:value-type="date">
            <text:p>2023-08-12 01:52:57</text:p>
          </table:table-cell>
          <table:table-cell office:value-type="string" calcext:value-type="string">
            <text:p>mini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2T01:55:24" calcext:value-type="date">
            <text:p>2023-08-12 01:55:24</text:p>
          </table:table-cell>
          <table:table-cell office:value-type="string" calcext:value-type="string">
            <text:p>centa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8;5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no examples saved to laptop</text:p>
          </table:table-cell>
          <table:table-cell/>
        </table:table-row>
        <table:table-row table:style-name="ro1">
          <table:table-cell office:value-type="date" office:date-value="2023-08-12T01:55:40" calcext:value-type="date">
            <text:p>2023-08-12 01:55:40</text:p>
          </table:table-cell>
          <table:table-cell office:value-type="string" calcext:value-type="string">
            <text:p>kilo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5?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6T17:00:14" calcext:value-type="date">
            <text:p>2023-08-16 17:00:1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clearly just checking if features worked.</text:p>
          </table:table-cell>
          <table:table-cell/>
        </table:table-row>
        <table:table-row table:style-name="ro1">
          <table:table-cell office:value-type="date" office:date-value="2023-08-16T17:23:42" calcext:value-type="date">
            <text:p>2023-08-16 17:23:4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6T17:50:00" calcext:value-type="date">
            <text:p>2023-08-16 17:50:00</text:p>
          </table:table-cell>
          <table:table-cell office:value-type="string" calcext:value-type="string">
            <text:p>mini_wide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7T22:33:44" calcext:value-type="date">
            <text:p>2023-08-17 22:33:4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added time to csv?</text:p>
          </table:table-cell>
          <table:table-cell/>
        </table:table-row>
        <table:table-row table:style-name="ro1">
          <table:table-cell office:value-type="date" office:date-value="2023-08-17T22:39:10" calcext:value-type="date">
            <text:p>2023-08-17 22:39:1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41:19" calcext:value-type="date">
            <text:p>2023-08-17 22:41:1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42:50" calcext:value-type="date">
            <text:p>2023-08-17 22:42:5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52:40" calcext:value-type="date">
            <text:p>2023-08-17 22:52:4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3:20:42" calcext:value-type="date">
            <text:p>2023-08-17 23:20:42</text:p>
          </table:table-cell>
          <table:table-cell office:value-type="string" calcext:value-type="string">
            <text:p>null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20:28" calcext:value-type="date">
            <text:p>2023-08-18 13:20:28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21:46" calcext:value-type="date">
            <text:p>2023-08-18 13:21:4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31:06" calcext:value-type="date">
            <text:p>2023-08-18 13:31:06</text:p>
          </table:table-cell>
          <table:table-cell office:value-type="string" calcext:value-type="string">
            <text:p>mini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cratch</text:p>
          </table:table-cell>
          <table:table-cell/>
          <table:table-cell office:value-type="string" calcext:value-type="string">
            <text:p>only on orion</text:p>
          </table:table-cell>
          <table:table-cell/>
        </table:table-row>
        <table:table-row table:style-name="ro1">
          <table:table-cell office:value-type="date" office:date-value="2023-08-18T14:27:21" calcext:value-type="date">
            <text:p>2023-08-18 14:27:21</text:p>
          </table:table-cell>
          <table:table-cell office:value-type="string" calcext:value-type="string">
            <text:p>medium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date" office:date-value="2023-08-19T02:50:31" calcext:value-type="date">
            <text:p>2023-08-19 02:50:31</text:p>
          </table:table-cell>
          <table:table-cell office:value-type="string" calcext:value-type="string">
            <text:p>medium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Nice long asymptot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23-08-19T14:24:04" calcext:value-type="date">
            <text:p>2023-08-19 14:24:04</text:p>
          </table:table-cell>
          <table:table-cell office:value-type="string" calcext:value-type="string">
            <text:p>medium_HF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data recovered to csv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date" office:date-value="2023-08-23T00:35:54" calcext:value-type="date">
            <text:p>2023-08-23 00:35:54</text:p>
          </table:table-cell>
          <table:table-cell office:value-type="string" calcext:value-type="string">
            <text:p>large_cube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cube_search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ee 3-d graphs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23-08-26T14:01:05" calcext:value-type="date">
            <text:p>2023-08-26 14:01:05</text:p>
          </table:table-cell>
          <table:table-cell office:value-type="string" calcext:value-type="string">
            <text:p>large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maybe merge data with the followup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date" office:date-value="2023-08-26T21:27:09" calcext:value-type="date">
            <text:p>2023-08-26 21:27:09</text:p>
          </table:table-cell>
          <table:table-cell office:value-type="string" calcext:value-type="string">
            <text:p>large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asymptote flatlines at 122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date" office:date-value="2023-09-12T00:48:31" calcext:value-type="date">
            <text:p>2023-09-12 00:48:31</text:p>
          </table:table-cell>
          <table:table-cell office:value-type="string" calcext:value-type="string">
            <text:p>medium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fix statistical tests. Asymptote flatlines at 1229</text:p>
          </table:table-cell>
          <table:table-cell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20:44:35.00244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0T11:06:19.094360334</meta:creation-date>
    <dc:date>2023-09-12T22:08:01.622503852</dc:date>
    <meta:editing-duration>PT13H39M48S</meta:editing-duration>
    <meta:editing-cycles>7</meta:editing-cycles>
    <meta:generator>LibreOffice/6.4.7.2$Linux_X86_64 LibreOffice_project/40$Build-2</meta:generator>
    <meta:document-statistic meta:table-count="1" meta:cell-count="247" meta:object-count="0"/>
  </office:meta>
</office:document-meta>
</file>